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a523" officeooo:paragraph-rsid="001ea5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0T12:09:50.145893258</meta:creation-date>
    <dc:date>2024-07-10T12:10:33.352073017</dc:date>
    <meta:editing-duration>PT43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